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30843241619402129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657356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59071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54411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9115735971202905916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454023764861808684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90767989560911849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981667467627897744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261424252630372802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968159268891234770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752017468628740849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2132700202512019361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7T08:44:59.52</dc:date>
    <dc:creator>James  Lombardi</dc:creator>
    <meta:editing-duration>P8DT21H22M3S</meta:editing-duration>
    <meta:editing-cycles>785</meta:editing-cycles>
    <meta:generator>OpenOffice/4.1.2$Win32 OpenOffice.org_project/412m3$Build-9782</meta:generator>
    <meta:document-statistic meta:table-count="0" meta:image-count="0" meta:object-count="0" meta:page-count="36" meta:paragraph-count="918" meta:word-count="11472" meta:character-count="57587"/>
  </office:meta>
</office:document-meta>
</file>